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Graphic">
      <style:graphic-properties draw:stroke="none" svg:stroke-color="#000000" draw:textarea-horizontal-align="left" draw:auto-grow-height="true" draw:auto-grow-width="false" fo:min-height="9.598cm" fo:min-width="0cm"/>
    </style:style>
    <style:style style:name="pr1" style:family="presentation" style:parent-style-name="Default-title">
      <style:graphic-properties draw:auto-grow-height="true" fo:min-height="2.629cm"/>
    </style:style>
    <style:style style:name="pr2" style:family="presentation" style:parent-style-name="Default-subtitle">
      <style:graphic-properties draw:fill-color="#ffffff" draw:auto-grow-height="true" fo:min-height="9.13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outline1">
      <style:graphic-properties fo:min-height="8.88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DATA MODEL IN SQL</text:p>
          </draw:text-box>
        </draw:frame>
        <draw:frame presentation:style-name="pr2" draw:text-style-name="P2" draw:layer="layout" svg:width="25.199cm" svg:height="9.134cm" svg:x="1.4cm" svg:y="3.685cm" presentation:class="subtitle">
          <draw:text-box>
            <text:p text:style-name="P1">A data model in sql is a way to organize and structure data so it can be efficiently stored,retrieved and managed in <text:s/>a database.</text:p>
            <text:p text:style-name="P1">It defines how data is connected,stored and accessed ,focusing on relationships between different tables...</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4cm" svg:y="0.628cm" presentation:class="title">
          <draw:text-box>
            <text:p>WHAT IS A DATA MODEL</text:p>
          </draw:text-box>
        </draw:frame>
        <draw:frame presentation:style-name="pr5" draw:layer="layout" svg:width="25.199cm" svg:height="9.134cm" svg:x="1.4cm" svg:y="3.685cm" presentation:class="outline">
          <draw:text-box>
            <text:list text:style-name="L2">
              <text:list-item>
                <text:p>A data model is a blueprint that outlines how data is organized,what kind of data will be stores,and how different tables in database are related to one another. In sql this often involves the designing tables,columns,data types and relationships like PK,FK..</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4cm" svg:y="0.628cm" presentation:class="title">
          <draw:text-box>
            <text:p>Components of data model</text:p>
          </draw:text-box>
        </draw:frame>
        <draw:frame presentation:style-name="pr5" draw:layer="layout" svg:width="25.199cm" svg:height="9.134cm" svg:x="1.4cm" svg:y="3.685cm" presentation:class="outline">
          <draw:text-box>
            <text:list text:style-name="L2">
              <text:list-item>
                <text:p>TABLES; A table represents an entity,such as customers,products or employees. Each table consists of rows and columns </text:p>
                <text:p><text:s text:c="7"/>create table table_name(column datatypes pk,</text:p>
              </text:list-item>
              <text:list-item>
                <text:p><text:s text:c="46"/>Column datatypes,</text:p>
              </text:list-item>
              <text:list-item>
                <text:p><text:s text:c="47"/>……..); <text:s text:c="2"/></text:p>
                <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draw:text-box>
            <text:p>PRIMARY KEY </text:p>
          </draw:text-box>
        </draw:frame>
        <draw:frame draw:style-name="gr2" draw:layer="layout" svg:width="17.018cm" svg:height="9.598cm" svg:x="3.302cm" svg:y="3.81cm">
          <draw:text-box>
            <text:p><text:span text:style-name="T1">A <text:s/>primary key unique identifies each row in a table. Its column or set of solumn that ensures all rows are unique…</text:span></text:p>
            <text:p><text:span text:style-name="T1"><text:s/></text:span></text:p>
            <text:p><text:span text:style-name="T1"><text:s text:c="22"/></text:span><text:span text:style-name="T1">Column datatypes primary key</text:span></text:p>
            <text:p><text:span text:style-name="T1"/></text:p>
            <text:p><text:span text:style-name="T1"/></text:p>
            <text:p><text:span text:style-name="T1"><text:s text:c="6"/></text:span><text:span text:style-name="T1">(emp_id int primary key) </text:span><text:s/></text:p>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Foreign key</text:p>
          </draw:text-box>
        </draw:frame>
        <draw:frame presentation:style-name="pr5" draw:layer="layout" svg:width="25.199cm" svg:height="9.134cm" svg:x="1.4cm" svg:y="3.685cm" presentation:class="outline">
          <draw:text-box>
            <text:list text:style-name="L2">
              <text:list-item>
                <text:p><text:s text:c="7"/>A foreign key used to link two tables.it is a column in one table that refers to the primary key in another table,establishing a relationships..</text:p>
              </text:list-item>
              <text:list-item>
                <text:p><text:s text:c="10"/>Column data types foreign key;</text:p>
              </text:list-item>
              <text:list-item>
                <text:p><text:s text:c="12"/>Column references table (column 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2.629cm" svg:x="1.4cm" svg:y="0.628cm" presentation:class="title" presentation:placeholder="true">
          <draw:text-box/>
        </draw:frame>
        <draw:frame presentation:style-name="pr5" draw:layer="layout" svg:width="25.199cm" svg:height="9.134cm" svg:x="1.4cm" svg:y="3.685cm" presentation:class="outline">
          <draw:text-box>
            <text:list text:style-name="L2">
              <text:list-item>
                <text:p>Create table deptr(dept_id int pk,</text:p>
              </text:list-item>
              <text:list-item>
                <text:p><text:s text:c="29"/>Names varchar(65),</text:p>
              </text:list-item>
              <text:list-item>
                <text:p><text:s text:c="30"/>Addres varchar (43));</text:p>
              </text:list-item>
              <text:list-item>
                <text:p><text:s text:c="2"/></text:p>
              </text:list-item>
              <text:list-item>
                <text:p>Create table emp(emp_id fk,</text:p>
              </text:list-item>
              <text:list-item>
                <text:p><text:s text:c="28"/>emp_name varchar(65),</text:p>
              </text:list-item>
              <text:list-item>
                <text:p><text:s text:c="31"/>Salary int,</text:p>
              </text:list-item>
              <text:list-item>
                <text:p><text:s text:c="27"/>emp_id <text:s/>references dept(dept_id));</text:p>
              </text:list-item>
              <text:list-item>
                <text:p><text:s/></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presentation:placeholder="true">
          <draw:text-box/>
        </draw:frame>
        <draw:frame presentation:style-name="pr5" draw:layer="layout" svg:width="25.199cm" svg:height="9.134cm" svg:x="1.4cm" svg:y="3.685cm" presentation:class="outline">
          <draw:text-box>
            <text:list text:style-name="L2">
              <text:list-item>
                <text:p>Create table deptr(dept_id int pk,</text:p>
              </text:list-item>
              <text:list-item>
                <text:p><text:s text:c="29"/>Names varchar(65),</text:p>
              </text:list-item>
              <text:list-item>
                <text:p><text:s text:c="30"/>Addres varchar (43));</text:p>
              </text:list-item>
              <text:list-item>
                <text:p><text:s text:c="2"/></text:p>
              </text:list-item>
              <text:list-item>
                <text:p>Create table emp(emp_id fk,</text:p>
              </text:list-item>
              <text:list-item>
                <text:p><text:s text:c="28"/>emp_name varchar(65),</text:p>
              </text:list-item>
              <text:list-item>
                <text:p><text:s text:c="31"/>Salary int,</text:p>
              </text:list-item>
              <text:list-item>
                <text:p><text:s text:c="27"/>emp_id <text:s/>references dept(dept_id);</text:p>
              </text:list-item>
              <text:list-item>
                <text:p><text:s/></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4cm" svg:y="0.628cm" presentation:class="title">
          <draw:text-box>
            <text:p>relationships</text:p>
          </draw:text-box>
        </draw:frame>
        <draw:frame presentation:style-name="pr5" draw:layer="layout" svg:width="25.199cm" svg:height="10.15cm" svg:x="1.217cm" svg:y="4.328cm" presentation:class="outline" presentation:user-transformed="true">
          <draw:text-box>
            <text:list text:style-name="L2">
              <text:list-item>
                <text:p>Relationships defines how tables are connected <text:s/>to each other </text:p>
              </text:list-item>
              <text:list-item>
                <text:p>Common types include;</text:p>
              </text:list-item>
              <text:list-item>
                <text:p><text:s text:c="8"/>One to one: a row in one table correspond the row in <text:s text:c="35"/>another table..</text:p>
              </text:list-item>
              <text:list-item>
                <text:p><text:s text:c="9"/>One <text:s/>to many: a row in one table corresponds the row in <text:s text:c="43"/>another table</text:p>
              </text:list-item>
              <text:list-item>
                <text:p><text:s text:c="7"/>Many to many: multiple rows in one table corresponds the <text:s text:c="31"/>multiple rows in another table</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F_20_One" draw:display-name="CF One" svg:viewBox="0 0 38 40" svg:d="M19 40h1v-40h-2v40zM20 40h-20v-2h20zM18 40h20v-2h-20z"/>
    <draw:marker draw:name="Short_20_line_20_Arrow" draw:display-name="Short line Arrow" svg:viewBox="0 0 3000 3000" svg:d="M1500 0l1500 2789v211h-114l-1286-2392v2392h-200v-2392l-1286 2392h-114v-211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dash" draw:stroke-dash="Fine_20_Dotted" svg:stroke-color="#780373" draw:marker-start="Short_20_line_20_Arrow" draw:marker-end="CF_20_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4</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9-25T15:16:47.511000000</meta:creation-date>
    <dc:date>2024-09-25T16:29:38.343000000</dc:date>
    <meta:editing-duration>PT30M35S</meta:editing-duration>
    <meta:editing-cycles>1</meta:editing-cycles>
    <meta:generator>Neat_Office/6.2.8.2$Windows_x86 LibreOffice_project/</meta:generator>
    <meta:document-statistic meta:object-count="53"/>
  </office:meta>
</office:document-meta>
</file>